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986in" fo:margin-left="0.0035in" fo:margin-top="0in" fo:margin-bottom="0in" table:align="left" style:writing-mode="lr-tb"/>
    </style:style>
    <style:style style:name="Table1.A" style:family="table-column">
      <style:table-column-properties style:column-width="2.9493in"/>
    </style:style>
    <style:style style:name="Table1.B" style:family="table-column">
      <style:table-column-properties style:column-width="2.9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8986in" fo:margin-left="0.0035in" fo:margin-top="0in" fo:margin-bottom="0in" table:align="left" style:writing-mode="lr-tb"/>
    </style:style>
    <style:style style:name="Table2.A" style:family="table-column">
      <style:table-column-properties style:column-width="5.8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8986in" fo:margin-left="0.0035in" fo:margin-top="0in" fo:margin-bottom="0in" table:align="left" style:writing-mode="lr-tb"/>
    </style:style>
    <style:style style:name="Table3.A" style:family="table-column">
      <style:table-column-properties style:column-width="5.898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8986in" fo:margin-left="0.0035in" fo:margin-top="0in" fo:margin-bottom="0in" table:align="left" style:writing-mode="lr-tb"/>
    </style:style>
    <style:style style:name="Table4.A" style:family="table-column">
      <style:table-column-properties style:column-width="5.898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8986in" fo:margin-left="0.0035in" fo:margin-top="0in" fo:margin-bottom="0in" table:align="left" style:writing-mode="lr-tb"/>
    </style:style>
    <style:style style:name="Table5.A" style:family="table-column">
      <style:table-column-properties style:column-width="5.8986in"/>
    </style:style>
    <style:style style:name="Table5.1" style:family="table-row">
      <style:table-row-properties style:min-row-height="0.3229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5.8986in" fo:margin-left="0.0035in" fo:margin-top="0in" fo:margin-bottom="0in" table:align="left" style:writing-mode="lr-tb"/>
    </style:style>
    <style:style style:name="Table6.A" style:family="table-column">
      <style:table-column-properties style:column-width="5.8986in"/>
    </style:style>
    <style:style style:name="Table6.1" style:family="table-row">
      <style:table-row-properties style:min-row-height="0.9479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5.8986in" fo:margin-left="0.0035in" fo:margin-top="0in" fo:margin-bottom="0in" table:align="left" style:writing-mode="lr-tb"/>
    </style:style>
    <style:style style:name="Table7.A" style:family="table-column">
      <style:table-column-properties style:column-width="5.89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8986in" fo:margin-left="0.0035in" fo:margin-top="0in" fo:margin-bottom="0in" table:align="left" style:writing-mode="lr-tb"/>
    </style:style>
    <style:style style:name="Table8.A" style:family="table-column">
      <style:table-column-properties style:column-width="5.8986in"/>
    </style:style>
    <style:style style:name="Table8.1" style:family="table-row">
      <style:table-row-properties style:min-row-height="0.3854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5.8986in" fo:margin-left="0.0035in" fo:margin-top="0in" fo:margin-bottom="0in" table:align="left" style:writing-mode="lr-tb"/>
    </style:style>
    <style:style style:name="Table9.A" style:family="table-column">
      <style:table-column-properties style:column-width="5.898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5.8986in" fo:margin-left="0.0035in" fo:margin-top="0in" fo:margin-bottom="0in" table:align="left" style:writing-mode="lr-tb"/>
    </style:style>
    <style:style style:name="Table10.A" style:family="table-column">
      <style:table-column-properties style:column-width="5.8986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5.8986in" fo:margin-left="0.0035in" fo:margin-top="0in" fo:margin-bottom="0in" table:align="left" style:writing-mode="lr-tb"/>
    </style:style>
    <style:style style:name="Table11.A" style:family="table-column">
      <style:table-column-properties style:column-width="5.898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1pt" fo:language="es" fo:country="ES" fo:font-weight="bold" officeooo:rsid="001f8f05" officeooo:paragraph-rsid="001f8f05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22cc46" officeooo:paragraph-rsid="0022cc46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213823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24036b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240e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T3" style:family="text">
      <style:text-properties style:font-name="Aptos" fo:font-size="11pt" fo:language="es" fo:country="ES" fo:font-weight="normal" style:letter-kerning="true" style:font-name-asian="Aptos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4" style:family="text">
      <style:text-properties style:font-name="Aptos" fo:font-size="11pt" fo:language="es" fo:country="ES" officeooo:rsid="00213823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T5" style:family="text">
      <style:text-properties style:font-name="Aptos" fo:font-size="11pt" fo:language="es" fo:country="ES" officeooo:rsid="0024036b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T6" style:family="text">
      <style:text-properties officeooo:rsid="0024036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ptos" fo:font-size="11pt" fo:language="es" fo:country="ES" officeooo:rsid="00240e76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T9" style:family="text">
      <style:text-properties officeooo:rsid="00240e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ería de Procesos y Planificación</text:p>
      <text:h text:style-name="P2" text:outline-level="1">Curso 2024-25</text:h>
      <text:h text:style-name="P2" text:outline-level="1">Cuestionario sobre los ejercicios.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 loext:marker-style-name="T1"><text:span text:style-name="T1">Apellidos</text:span><text:span text:style-name="T1"/></text:p>
          </table:table-cell>
          <table:table-cell table:style-name="Table1.A1" office:value-type="string">
            <text:p text:style-name="P3" loext:marker-style-name="T1"><text:span text:style-name="T1">Nombre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4" loext:marker-style-name="T1">García López</text:p>
          </table:table-cell>
          <table:table-cell table:style-name="Table1.A1" office:value-type="string">
            <text:p text:style-name="P4" loext:marker-style-name="T1">Miguel</text:p>
          </table:table-cell>
        </table:table-row>
      </table:table>
      <text:p text:style-name="Standard"/>
      <text:p text:style-name="Standard">Describe con tus palabras qué se representa en el problema 1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2">El problema representa un </text:span><text:span text:style-name="Strong_20_Emphasis"><text:span text:style-name="T3">escenario de transporte aéreo</text:span></text:span><text:span text:style-name="T2"> donde necesitamos transportar tres personas (p1, p2, p3) desde sus ubicaciones actuales hasta una ciudad destino común (c5) utilizando un único avión (a1).<text:line-break/></text:span></text:p>
            <text:p text:style-name="P6"><text:span text:style-name="T2">El avión está en una ubicación distinta a las de las personas, a diferencia del problema 0, en el que el avión ya estaba en una de las ubicaciones comúnes.</text:span></text:p>
          </table:table-cell>
        </table:table-row>
      </table:table>
      <text:p text:style-name="Standard"/>
      <text:p text:style-name="Standard">Describe en qué ha consistido la modificación que has hecho del dominio original y porqué lo has hecho así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4">He añadido un caso 3 a transportar persona. </text:span>Si la persona está en una ciudad y el avión está en otra diferente, primero el avión vuela hasta la ciudad donde está la persona. Después, se vuelve a intentar transportar a la persona, ahora que el avión ya está con ella.</text:p>
          </table:table-cell>
        </table:table-row>
      </table:table>
      <text:p text:style-name="Standard"/>
      <text:p text:style-name="Standard">Copia y pega aquí (EN TEXTO) el plan obtenido para el Problema 1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:action (fly a1 c4 c1) start: 05/06/2007 08:00:00 end: 05/06/2007 23:00:00</text:p>
            <text:p text:style-name="P3">:action (board p1 a1 c1) start: 05/06/2007 23:00:00 end: 06/06/2007 00:00:00</text:p>
            <text:p text:style-name="P3">:action (fly a1 c1 c5) start: 06/06/2007 00:00:00 end: 06/06/2007 10:00:00</text:p>
            <text:p text:style-name="P3">:action (debark p1 a1 c5) start: 06/06/2007 10:00:00 end: 06/06/2007 11:00:00</text:p>
            <text:p text:style-name="P3">:action (fly a1 c5 c2) start: 06/06/2007 11:00:00 end: 07/06/2007 02:00:00</text:p>
            <text:p text:style-name="P3">:action (board p2 a1 c2) start: 07/06/2007 02:00:00 end: 07/06/2007 03:00:00</text:p>
            <text:p text:style-name="P3">:action (fly a1 c2 c5) start: 07/06/2007 03:00:00 end: 07/06/2007 18:00:00</text:p>
            <text:p text:style-name="P3">:action (debark p2 a1 c5) start: 07/06/2007 18:00:00 end: 07/06/2007 <text:soft-page-break/>19:00:00</text:p>
            <text:p text:style-name="P3">:action (fly a1 c5 c3) start: 07/06/2007 19:00:00 end: 08/06/2007 10:00:00</text:p>
            <text:p text:style-name="P3">:action (board p3 a1 c3) start: 08/06/2007 10:00:00 end: 08/06/2007 11:00:00</text:p>
            <text:p text:style-name="P3">:action (fly a1 c3 c5) start: 08/06/2007 11:00:00 end: 09/06/2007 02:00:00</text:p>
            <text:p text:style-name="P3">:action (debark p3 a1 c5) start: 09/06/2007 02:00:00 end: 09/06/2007 03:00:00</text:p>
          </table:table-cell>
        </table:table-row>
      </table:table>
      <text:p text:style-name="Standard"/>
      <text:p text:style-name="Standard">Describe con tus palabras qué se representa en el problema 2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5">Es igual que el problema 1, con la diferenciación de que ahora e</text:span>l avión <text:span text:style-name="T6">no tiene suficiente gasolina para los viajes. En el primero tenia 100000, por lo que daba de sobra. En este n</text:span><text:span text:style-name="Strong_20_Emphasis"><text:span text:style-name="T7">ecesitará repostar</text:span></text:span> durante la ejecución del plan para completar todas las tareas <text:span text:style-name="T6">ya que solo tiene 200.</text:span></text:p>
          </table:table-cell>
        </table:table-row>
      </table:table>
      <text:p text:style-name="Standard"/>
      <text:p text:style-name="Standard">Describe en qué ha consistido la modificación que has hecho del dominio original y porqué lo has hecho así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<text:span text:style-name="T5">He cambiado la lógica para que, si en mover-avión no hay suficiente gasolina, que vaya a repostar y luego mueva el avión. Además he cambiado la función de hay-fuel, que decía que s</text:span>iempre que el avión tenga más de 1 unidad de combustible <text:span text:style-name="T6">era suficiente para volar. Esa función tiene ahora en cuenta la distancia entre ciudades y lo que consume el avión por unidad de distancia.</text:span></text:p>
          </table:table-cell>
        </table:table-row>
      </table:table>
      <text:p text:style-name="Standard"/>
      <text:p text:style-name="Standard">Copia y pega aquí (EN TEXTO) el plan obtenido para el Problema 2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:action (fly a1 c4 c1) start: 05/06/2007 08:00:00 end: 05/06/2007 23:00:00</text:p>
            <text:p text:style-name="P3">:action (board p1 a1 c1) start: 05/06/2007 23:00:00 end: 06/06/2007 00:00:00</text:p>
            <text:p text:style-name="P3">:action (refuel a1 c1) start: 06/06/2007 00:00:00 end: 28/06/2007 22:00:00</text:p>
            <text:p text:style-name="P3">:action (fly a1 c1 c5) start: 28/06/2007 22:00:00 end: 29/06/2007 08:00:00</text:p>
            <text:p text:style-name="P3">:action (debark p1 a1 c5) start: 29/06/2007 08:00:00 end: 29/06/2007 09:00:00</text:p>
            <text:p text:style-name="P3">:action (fly a1 c5 c2) start: 29/06/2007 09:00:00 end: 30/06/2007 00:00:00</text:p>
            <text:p text:style-name="P3">:action (board p2 a1 c2) start: 30/06/2007 00:00:00 end: 30/06/2007 01:00:00</text:p>
            <text:p text:style-name="P3">:action (fly a1 c2 c5) start: 30/06/2007 01:00:00 end: 30/06/2007 16:00:00</text:p>
            <text:p text:style-name="P3">:action (debark p2 a1 c5) start: 30/06/2007 16:00:00 end: 30/06/2007 17:00:00</text:p>
            <text:p text:style-name="P3">:action (fly a1 c5 c3) start: 30/06/2007 17:00:00 end: 01/07/2007 08:00:00</text:p>
            <text:p text:style-name="P3">:action (board p3 a1 c3) start: 01/07/2007 08:00:00 end: 01/07/2007 09:00:00</text:p>
            <text:p text:style-name="P3">:action (refuel a1 c3) start: 01/07/2007 09:00:00 end: 24/07/2007 07:00:00</text:p>
            <text:p text:style-name="P3"><text:soft-page-break/>:action (fly a1 c3 c5) start: 24/07/2007 07:00:00 end: 24/07/2007 22:00:00</text:p>
            <text:p text:style-name="P3">:action (debark p3 a1 c5) start: 24/07/2007 22:00:00 end: 24/07/2007 23:00:00</text:p>
          </table:table-cell>
        </table:table-row>
      </table:table>
      <text:p text:style-name="Standard"/>
      <text:p text:style-name="Standard">Describe con tus palabras qué se representa en el problema 3.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text:span text:style-name="T8">Es igual que el problema 3, pero añade la restricción de fuel-limit, es decir, es una </text:span><text:span text:style-name="Strong_20_Emphasis"><text:span text:style-name="T7">restricción de combustible máximo que se puede consumir </text:span></text:span>por vuelo, <text:span text:style-name="T9">por lo que los vuelos de 150 no serían factibles.</text:span></text:p>
          </table:table-cell>
        </table:table-row>
      </table:table>
      <text:p text:style-name="Standard"/>
      <text:p text:style-name="Standard">Describe en qué ha consistido la modificación que has hecho del dominio original y porqué lo has hecho así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/>
          </table:table-cell>
        </table:table-row>
      </table:table>
      <text:p text:style-name="Standard"/>
      <text:p text:style-name="Standard">Copia y pega aquí (EN TEXTO) el plan obtenido para el Problema 3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/>
          </table:table-cell>
        </table:table-row>
      </table:table>
      <text:p text:style-name="Standard"/>
      <text:p text:style-name="Standard">Describe con tus palabras qué relación tienen los planes que has obtenido con el campo de la minería de procesos, es decir, si encaja en detección, predicción o prescripción, y por qué. 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FERNÁNDEZ OLIVARES</meta:initial-creator>
    <meta:editing-cycles>7</meta:editing-cycles>
    <meta:creation-date>2025-04-29T15:00:00</meta:creation-date>
    <dc:date>2025-06-08T19:31:26.325324287</dc:date>
    <meta:editing-duration>PT1H33M4S</meta:editing-duration>
    <meta:generator>LibreOffice/24.8.5.2$Linux_X86_64 LibreOffice_project/480$Build-2</meta:generator>
    <meta:document-statistic meta:table-count="11" meta:image-count="0" meta:object-count="0" meta:page-count="3" meta:paragraph-count="49" meta:word-count="726" meta:character-count="4449" meta:non-whitespace-character-count="3770"/>
    <meta:user-defined meta:name="AppVersion">16.0000</meta:user-defined>
    <meta:template xlink:type="simple" xlink:actuate="onRequest" xlink:title="Normal.dotm" xlink:href=""/>
  </office:meta>
</office:document-meta>
</file>